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grddl:transformation="http://docs.oasis-open.org/office/1.2/xslt/odf2rdf.xsl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automatic-styles>
    <style:style style:family="table" style:name="Table1">
      <style:table-properties fo:margin-left="0cm" fo:margin-right="0cm" style:width="17cm" table:align="margins"/>
    </style:style>
    <style:style style:family="table-column" style:name="Table1.A">
      <style:table-column-properties style:column-width="7.95cm" style:rel-column-width="30646*"/>
    </style:style>
    <style:style style:family="table-column" style:name="Table1.B">
      <style:table-column-properties style:column-width="9.051cm" style:rel-column-width="34889*"/>
    </style:style>
    <style:style style:family="table-cell" style:name="Table1.A1">
      <style:table-cell-properties fo:border-bottom="0.002cm solid #000000" fo:border-left="0.002cm solid #000000" fo:border-right="none" fo:border-top="0.002cm solid #000000" fo:padding="0.097cm"/>
    </style:style>
    <style:style style:family="table-cell" style:name="Table1.B1">
      <style:table-cell-properties fo:border="0.002cm solid #000000" fo:padding="0.097cm"/>
    </style:style>
    <style:style style:family="table-cell" style:name="Table1.A2">
      <style:table-cell-properties fo:background-color="transparent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le1.B2">
      <style:table-cell-properties fo:border-bottom="0.002cm solid #000000" fo:border-left="0.002cm solid #000000" fo:border-right="0.002cm solid #000000" fo:border-top="none" fo:padding="0.097cm"/>
    </style:style>
    <style:style style:family="paragraph" style:name="P1" style:parent-style-name="Standard">
      <style:paragraph-properties fo:text-align="center" style:justify-single-word="false"/>
      <style:text-properties fo:country="US" fo:font-size="13pt" fo:font-weight="bold" fo:language="en" style:font-size-asian="13pt" style:font-size-complex="13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text-properties fo:country="US" fo:font-size="11pt" fo:language="en" style:font-name="Arial" style:font-size-asian="11pt" style:font-size-complex="11pt"/>
    </style:style>
    <style:style style:family="paragraph" style:name="P3" style:parent-style-name="Standard">
      <style:text-properties fo:country="US" fo:font-size="10pt" fo:language="en" style:font-name="Arial" style:font-size-asian="10pt" style:font-size-complex="10pt"/>
    </style:style>
    <style:style style:family="paragraph" style:name="P4" style:parent-style-name="Standard">
      <style:text-properties fo:country="US" fo:language="en"/>
    </style:style>
    <style:style style:family="paragraph" style:name="P5" style:parent-style-name="Standard">
      <style:text-properties fo:country="US" fo:font-size="10pt" fo:language="en" style:font-size-asian="10pt" style:font-size-complex="10pt"/>
    </style:style>
    <style:style style:family="paragraph" style:name="P6" style:parent-style-name="Table_20_Contents">
      <style:paragraph-properties fo:background-color="#00cccc">
        <style:background-image/>
      </style:paragraph-properties>
      <style:text-properties fo:background-color="transparent" fo:country="US" fo:font-size="10pt" fo:font-weight="bold" fo:language="en" style:font-name="Arial" style:font-size-asian="10pt" style:font-size-complex="10pt" style:font-weight-asian="bold" style:font-weight-complex="bold" style:use-window-font-color="true"/>
    </style:style>
    <style:style style:family="paragraph" style:name="P7" style:parent-style-name="Table_20_Contents">
      <style:text-properties fo:color="#008000" fo:country="US" fo:font-size="10pt" fo:language="en" style:font-name="Arial" style:font-size-asian="10pt" style:font-size-complex="10pt"/>
    </style:style>
    <style:style style:family="paragraph" style:name="P8" style:parent-style-name="Table_20_Contents">
      <style:text-properties fo:color="#ff0000" fo:country="US" fo:font-size="10pt" fo:language="en" style:font-name="Arial" style:font-size-asian="10pt" style:font-size-complex="10pt"/>
    </style:style>
    <style:style style:family="text" style:name="T1">
      <style:text-properties fo:background-color="#ffff00"/>
    </style:style>
    <style:style style:family="section" style:name="Sect1">
      <style:section-properties style:editable="false">
        <style:columns fo:column-count="1" fo:column-gap="0cm"/>
      </style:section-properties>
    </style:style>
    <style:style style:family="paragraph" style:name="P7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paragraph" style:name="P8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paragraph" style:name="P7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  <style:style style:family="paragraph" style:name="P8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style>
  </office:automatic-styles>
  <office:body>
    <office:text>
      <text:variable-decls>
        <text:variable-decl office:value-type="string" text:name="var1"/>
        <text:variable-decl office:value-type="string" text:name="var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string-value="valueOfField1" office:value-type="string" text:name="field1"/>
        <text:user-field-decl office:string-value="valueOfField2" office:value-type="string" text:name="field2"/>
      </text:user-field-decls>
      <text:section text:name="Section1" text:style-name="Sect1">
        <text:p text:style-name="P1">Test appendRow()</text:p>
        <text:p text:style-name="P5"/>
        <text:p text:style-name="P3">This document is used to test table related functionality.</text:p>
        <text:p text:style-name="P3"/>
        <text:p text:style-name="P3">The name of the following table is Table1.</text:p>
        <text:p text:style-name="P3">It has 2 rows and 2 columns. It is used to test <text:span text:style-name="T1">appendRow().</text:span> </text:p>
        <text:p text:style-name="P3">After the test the table must have 4 rows and the same 2 columns.</text:p>
        <table:table table:name="Table1" table:style-name="Table1">
          <table:table-column table:style-name="Table1.A"/>
          <table:table-column table:style-name="Table1.B"/>
          <table:table-row>
            <table:table-cell office:value-type="string" table:style-name="Table1.A1">
              <text:p text:style-name="P6">Column1</text:p>
            </table:table-cell>
            <table:table-cell office:value-type="string" table:style-name="Table1.B1">
              <text:p text:style-name="P6">Column2</text:p>
            </table:table-cell>
          </table:table-row>
          <table:table-row>
            <table:table-cell office:value-type="string" table:style-name="Table1.A2">
              <text:p text:style-name="P7">rewrote 1:Green</text:p>
            </table:table-cell>
            <table:table-cell office:value-type="string" table:style-name="Table1.B2">
              <text:p text:style-name="P8">rewrote 1:Red</text:p>
            </table:table-cell>
          </table:table-row>
          <table:table-row>
            <table:table-cell table:style-name="Table1.A2">
              <text:p text:style-name="P7">2:Green</text:p>
            </table:table-cell>
            <table:table-cell table:style-name="Table1.B2">
              <text:p text:style-name="P8">2:Red</text:p>
            </table:table-cell>
          </table:table-row>
          <table:table-row>
            <table:table-cell table:style-name="Table1.A2">
              <text:p text:style-name="P7">3:Green</text:p>
            </table:table-cell>
            <table:table-cell table:style-name="Table1.B2">
              <text:p text:style-name="P8">3:Red</text:p>
            </table:table-cell>
          </table:table-row>
        </table:table>
        <text:p text:style-name="P3"/>
        <text:p text:style-name="P2">Initially, the <text:s/>header row is bold and highlighted. The second row is green on column 1 and red on column 2. </text:p>
        <text:p text:style-name="P2">The test adds text to the new cells. The new cells should keep the formatting of the preexisting ones on the same row.</text:p>
        <text:p text:style-name="P2"/>
        <text:p text:style-name="P2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grddl:transformation="http://docs.oasis-open.org/office/1.2/xslt/odf2rdf.xsl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rial Unicode MS" svg:font-family="'Arial Unicode MS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R" fo:font-size="12pt" fo:language="el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R" fo:font-size="12pt" fo:hyphenate="false" fo:hyphenation-push-char-count="2" fo:hyphenation-remain-char-count="2" fo:language="el" style:country-asian="CN" style:country-complex="IN" style:font-name="Times New Roman" style:font-name-asian="Arial Unicode MS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Arial Unicode MS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pyros Nakos</meta:initial-creator>
    <meta:creation-date>2011-07-07T16:31:43.34</meta:creation-date>
    <dc:date>2012-05-23T17:28:29.83</dc:date>
    <dc:creator>Spyros Nakos</dc:creator>
    <meta:editing-duration>PT02H47M54S</meta:editing-duration>
    <meta:editing-cycles>18</meta:editing-cycles>
    <meta:generator>OpenOffice.org/3.2$Win32 OpenOffice.org_project/320m18$Build-9502</meta:generator>
    <meta:document-statistic meta:table-count="1" meta:image-count="0" meta:object-count="0" meta:page-count="1" meta:paragraph-count="11" meta:word-count="96" meta:character-count="501"/>
  </office:meta>
</office:document-meta>
</file>